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9">
            <text:p>Vink-19</text:p>
          </table:table-cell>
          <table:table-cell office:value-type="float" office:value="53.93">
            <text:p>53.93</text:p>
          </table:table-cell>
          <table:table-cell office:value-type="float" office:value="9.17">
            <text:p>9.17</text:p>
          </table:table-cell>
          <table:table-cell office:value-type="float" office:value="1875.0">
            <text:p>1875.0</text:p>
          </table:table-cell>
          <table:table-cell office:value-type="float" office:value="25.0">
            <text:p>25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0">
            <text:p>VinkEtal2007,Behre2003,Behre2007,Bantelmann196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5">
            <text:p>Vink-15</text:p>
          </table:table-cell>
          <table:table-cell office:value-type="float" office:value="53.88">
            <text:p>53.88</text:p>
          </table:table-cell>
          <table:table-cell office:value-type="float" office:value="9.43">
            <text:p>9.43</text:p>
          </table:table-cell>
          <table:table-cell office:value-type="float" office:value="1800.0">
            <text:p>1800.0</text:p>
          </table:table-cell>
          <table:table-cell office:value-type="float" office:value="50.0">
            <text:p>50.0</text:p>
          </table:table-cell>
          <table:table-cell office:value-type="string" office:value="Base of settlement layer 1">
            <text:p>Base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5">
            <text:p>Vink-35</text:p>
          </table:table-cell>
          <table:table-cell office:value-type="float" office:value="54.15">
            <text:p>54.15</text:p>
          </table:table-cell>
          <table:table-cell office:value-type="float" office:value="8.96">
            <text:p>8.96</text:p>
          </table:table-cell>
          <table:table-cell office:value-type="float" office:value="1260.0">
            <text:p>1260.0</text:p>
          </table:table-cell>
          <table:table-cell office:value-type="float" office:value="10.0">
            <text:p>10.0</text:p>
          </table:table-cell>
          <table:table-cell office:value-type="string" office:value="plain of settlement layer 1">
            <text:p>plain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6">
            <text:p>Vink-36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bridge over tidal gully">
            <text:p>bridge over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7">
            <text:p>Vink-37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plough land">
            <text:p>plough l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8">
            <text:p>Vink-38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surface of bank and base of &quot;Wurt&quot;">
            <text:p>surface of bank and base of "Wurt"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75">
            <text:p>VinkEtal2007,Behre2003,Behre2007,Bantelmann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2">
            <text:p>Vink-22</text:p>
          </table:table-cell>
          <table:table-cell office:value-type="float" office:value="53.74">
            <text:p>53.74</text:p>
          </table:table-cell>
          <table:table-cell office:value-type="float" office:value="9.4">
            <text:p>9.4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3">
            <text:p>Vink-23</text:p>
          </table:table-cell>
          <table:table-cell office:value-type="float" office:value="54.23">
            <text:p>54.23</text:p>
          </table:table-cell>
          <table:table-cell office:value-type="float" office:value="8.99">
            <text:p>8.9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f living space 1">
            <text:p>Base of settlement layer of living space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4">
            <text:p>Vink-24</text:p>
          </table:table-cell>
          <table:table-cell office:value-type="float" office:value="53.72">
            <text:p>53.72</text:p>
          </table:table-cell>
          <table:table-cell office:value-type="float" office:value="9.42">
            <text:p>9.42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7">
            <text:p>Vink-27</text:p>
          </table:table-cell>
          <table:table-cell office:value-type="float" office:value="54.35">
            <text:p>54.35</text:p>
          </table:table-cell>
          <table:table-cell office:value-type="float" office:value="8.94">
            <text:p>8.94</text:p>
          </table:table-cell>
          <table:table-cell office:value-type="float" office:value="1825.0">
            <text:p>1825.0</text:p>
          </table:table-cell>
          <table:table-cell office:value-type="float" office:value="25.0">
            <text:p>25.0</text:p>
          </table:table-cell>
          <table:table-cell office:value-type="string" office:value="Base of lower settlement layer on bank">
            <text:p>Base of lower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Etal1984">
            <text:p>VinkEtal2007,Behre2003,Behre2007,Bantelmann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8">
            <text:p>Vink-18</text:p>
          </table:table-cell>
          <table:table-cell office:value-type="float" office:value="53.82">
            <text:p>53.82</text:p>
          </table:table-cell>
          <table:table-cell office:value-type="float" office:value="8.86">
            <text:p>8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6">
            <text:p>Vink-26</text:p>
          </table:table-cell>
          <table:table-cell office:value-type="float" office:value="54.05">
            <text:p>54.05</text:p>
          </table:table-cell>
          <table:table-cell office:value-type="float" office:value="9.01">
            <text:p>9.01</text:p>
          </table:table-cell>
          <table:table-cell office:value-type="float" office:value="1802.0">
            <text:p>1802.0</text:p>
          </table:table-cell>
          <table:table-cell office:value-type="float" office:value="2.0">
            <text:p>2.0</text:p>
          </table:table-cell>
          <table:table-cell office:value-type="string" office:value="House of the lowermost settlement layer">
            <text:p>House of the lowermost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b">
            <text:p>VinkEtal2007,Behre2003,Behre2007,Meier2001b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45">
            <text:p>Vink-45</text:p>
          </table:table-cell>
          <table:table-cell office:value-type="float" office:value="54.51">
            <text:p>54.51</text:p>
          </table:table-cell>
          <table:table-cell office:value-type="float" office:value="8.63">
            <text:p>8.63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on plain">
            <text:p>Base of settlement on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igelkeEtal1984">
            <text:p>VinkEtal2007,Behre2003,Behre2007,Higelke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3371">
            <text:p>Hv-3371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1925.0">
            <text:p>1925.0</text:p>
          </table:table-cell>
          <table:table-cell office:value-type="float" office:value="65.0">
            <text:p>65.0</text:p>
          </table:table-cell>
          <table:table-cell office:value-type="string" office:value="Peat horizon in beach bank">
            <text:p>Peat horizon in beach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242">
            <text:p>Hv-2242</text:p>
          </table:table-cell>
          <table:table-cell office:value-type="float" office:value="53.94">
            <text:p>53.94</text:p>
          </table:table-cell>
          <table:table-cell office:value-type="float" office:value="8.48">
            <text:p>8.48</text:p>
          </table:table-cell>
          <table:table-cell office:value-type="float" office:value="7280.0">
            <text:p>7280.0</text:p>
          </table:table-cell>
          <table:table-cell office:value-type="float" office:value="230.0">
            <text:p>230.0</text:p>
          </table:table-cell>
          <table:table-cell office:value-type="string" office:value="roots below fresh and brackish muds">
            <text:p>roots below fresh and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81">
            <text:p>-22.8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143">
            <text:p>Hv-2143</text:p>
          </table:table-cell>
          <table:table-cell office:value-type="float" office:value="53.95">
            <text:p>53.95</text:p>
          </table:table-cell>
          <table:table-cell office:value-type="float" office:value="8.46">
            <text:p>8.46</text:p>
          </table:table-cell>
          <table:table-cell office:value-type="float" office:value="7720.0">
            <text:p>772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84">
            <text:p>-25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753">
            <text:p>Hv-6753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 layer in beach bank">
            <text:p>Peat layer in beach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75">
            <text:p>Hv-2575</text:p>
          </table:table-cell>
          <table:table-cell office:value-type="float" office:value="53.95">
            <text:p>53.95</text:p>
          </table:table-cell>
          <table:table-cell office:value-type="float" office:value="8.41">
            <text:p>8.41</text:p>
          </table:table-cell>
          <table:table-cell office:value-type="float" office:value="7790.0">
            <text:p>7790.0</text:p>
          </table:table-cell>
          <table:table-cell office:value-type="float" office:value="90.0">
            <text:p>90.0</text:p>
          </table:table-cell>
          <table:table-cell office:value-type="string" office:value="contact fresh vs. brackish muds">
            <text:p>contact fresh vs.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9">
            <text:p>-25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321">
            <text:p>Hv-25321</text:p>
          </table:table-cell>
          <table:table-cell office:value-type="float" office:value="54.283">
            <text:p>54.283</text:p>
          </table:table-cell>
          <table:table-cell office:value-type="float" office:value="8.07">
            <text:p>8.07</text:p>
          </table:table-cell>
          <table:table-cell office:value-type="float" office:value="8065.0">
            <text:p>8065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73">
            <text:p>-25.7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189">
            <text:p>Hv-6189</text:p>
          </table:table-cell>
          <table:table-cell office:value-type="float" office:value="53.94">
            <text:p>53.94</text:p>
          </table:table-cell>
          <table:table-cell office:value-type="float" office:value="8.98">
            <text:p>8.98</text:p>
          </table:table-cell>
          <table:table-cell office:value-type="float" office:value="8000.0">
            <text:p>8000.0</text:p>
          </table:table-cell>
          <table:table-cell office:value-type="float" office:value="60.0">
            <text:p>60.0</text:p>
          </table:table-cell>
          <table:table-cell office:value-type="string" office:value="limnic vs. tidal sediments">
            <text:p>limnic vs. tid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5">
            <text:p>-30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9,Menke1976">
            <text:p>VinkEtal2007,Behre2003,Behre2007,BehreEtal1979,Menke197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7">
            <text:p>Vink-47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166.0">
            <text:p>166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6">
            <text:p>-0.4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9">
            <text:p>Vink-49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50">
            <text:p>Vink-50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8">
            <text:p>Vink-48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98.0">
            <text:p>98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